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9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0" style:family="table-cell" style:parent-style-name="Default"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18"/>
        <table:table-column table:style-name="co6" table:default-cell-style-name="ce24"/>
        <table:table-column table:style-name="co8" table:default-cell-style-name="ce19"/>
        <table:table-column table:style-name="co7" table:number-columns-repeated="1010" table:default-cell-style-name="ce30"/>
        <table:table-column table:style-name="co7" table:number-columns-repeated="8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tückliste P8000 WDC Emulator v2.1.1</text:p>
          </table:table-cell>
          <table:covered-table-cell table:style-name="ce8"/>
          <table:covered-table-cell table:style-name="ce2"/>
          <table:table-cell table:style-name="ce14"/>
          <table:table-cell table:style-name="ce20" office:value-type="string" calcext:value-type="string" table:number-columns-spanned="2" table:number-rows-spanned="1">
            <text:p>einzeln</text:p>
          </table:table-cell>
          <table:covered-table-cell table:style-name="ce14"/>
          <table:table-cell table:style-name="ce28" office:value-type="string" calcext:value-type="string" table:number-columns-spanned="2" table:number-rows-spanned="1">
            <text:p>Bestellungen</text:p>
          </table:table-cell>
          <table:covered-table-cell table:style-name="ce31"/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4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32" table:number-columns-repeated="1004"/>
          <table:table-cell table:number-columns-repeated="3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5" office:value-type="string" calcext:value-type="string">
            <text:p>Vielschicht-Keramikkondensator 100N, 20%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8" calcext:value-type="float">
            <text:p>8</text:p>
          </table:table-cell>
          <table:table-cell table:style-name="ce10" table:formula="of:=[.E3]*[.D3]" office:value-type="float" office:value="0.32" calcext:value-type="float">
            <text:p>0,32 €</text:p>
          </table:table-cell>
          <table:table-cell table:style-name="ce29" table:formula="of:=ROUNDUP([.E3]*[.$B$30])" office:value-type="float" office:value="336" calcext:value-type="float">
            <text:p>336</text:p>
          </table:table-cell>
          <table:table-cell table:style-name="ce10" table:formula="of:=[.D3]*[.G3]" office:value-type="float" office:value="13.44" calcext:value-type="float">
            <text:p>13,4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470/16 </text:p>
          </table:table-cell>
          <table:table-cell table:style-name="ce9" office:value-type="string" calcext:value-type="string">
            <text:p>C2</text:p>
          </table:table-cell>
          <table:table-cell table:style-name="ce5" office:value-type="string" calcext:value-type="string">
            <text:p>Elektrolytkondensator, 10x12,5mm, RM 5,0mm</text:p>
          </table:table-cell>
          <table:table-cell table:style-name="ce10" office:value-type="float" office:value="0.05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4]*[.D4]" office:value-type="float" office:value="0.05" calcext:value-type="float">
            <text:p>0,05 €</text:p>
          </table:table-cell>
          <table:table-cell table:style-name="ce29" table:formula="of:=ROUNDUP([.E4]*[.$B$30])" office:value-type="float" office:value="42" calcext:value-type="float">
            <text:p>42</text:p>
          </table:table-cell>
          <table:table-cell table:style-name="ce10" table:formula="of:=[.D4]*[.G4]" office:value-type="float" office:value="2.1" calcext:value-type="float">
            <text:p>2,1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RAD 100/16 </text:p>
          </table:table-cell>
          <table:table-cell table:style-name="ce9" office:value-type="string" calcext:value-type="string">
            <text:p>C3</text:p>
          </table:table-cell>
          <table:table-cell table:style-name="ce5" office:value-type="string" calcext:value-type="string">
            <text:p>Elektrolytkondensator, 5x11mm, RM 2,0mm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5]*[.D5]" office:value-type="float" office:value="0.08" calcext:value-type="float">
            <text:p>0,08 €</text:p>
          </table:table-cell>
          <table:table-cell table:style-name="ce29" table:formula="of:=ROUNDUP([.E5]*[.$B$30])" office:value-type="float" office:value="84" calcext:value-type="float">
            <text:p>84</text:p>
          </table:table-cell>
          <table:table-cell table:style-name="ce10" table:formula="of:=[.D5]*[.G5]" office:value-type="float" office:value="3.36" calcext:value-type="float">
            <text:p>3,3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M 1,0/63RAD</text:p>
          </table:table-cell>
          <table:table-cell table:style-name="ce9" office:value-type="string" calcext:value-type="string">
            <text:p>C4</text:p>
          </table:table-cell>
          <table:table-cell table:style-name="ce5" office:value-type="string" calcext:value-type="string">
            <text:p>Subminiatur-Elko, radial, 1,0µF/63Volt</text:p>
          </table:table-cell>
          <table:table-cell table:style-name="ce10" office:value-type="float" office:value="0.04" calcext:value-type="float">
            <text:p>0,04 €</text:p>
          </table:table-cell>
          <table:table-cell table:style-name="ce21" office:value-type="float" office:value="4" calcext:value-type="float">
            <text:p>4</text:p>
          </table:table-cell>
          <table:table-cell table:style-name="ce10" table:formula="of:=[.E6]*[.D6]" office:value-type="float" office:value="0.16" calcext:value-type="float">
            <text:p>0,16 €</text:p>
          </table:table-cell>
          <table:table-cell table:style-name="ce29" table:formula="of:=ROUNDUP([.E6]*[.$B$30])" office:value-type="float" office:value="168" calcext:value-type="float">
            <text:p>168</text:p>
          </table:table-cell>
          <table:table-cell table:style-name="ce10" table:formula="of:=[.D6]*[.G6]" office:value-type="float" office:value="6.72" calcext:value-type="float">
            <text:p>6,7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5" office:value-type="string" calcext:value-type="string">
            <text:p>Keramik-Kondensator 22P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7]*[.D7]" office:value-type="float" office:value="0.12" calcext:value-type="float">
            <text:p>0,12 €</text:p>
          </table:table-cell>
          <table:table-cell table:style-name="ce29" table:formula="of:=ROUNDUP([.E7]*[.$B$30])" office:value-type="float" office:value="84" calcext:value-type="float">
            <text:p>84</text:p>
          </table:table-cell>
          <table:table-cell table:style-name="ce10" table:formula="of:=[.D7]*[.G7]" office:value-type="float" office:value="5.04" calcext:value-type="float">
            <text:p>5,0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5" office:value-type="string" calcext:value-type="string">
            <text:p>ATMEL AtMega-AVR, PDIP-40</text:p>
          </table:table-cell>
          <table:table-cell table:style-name="ce10" office:value-type="float" office:value="8.8" calcext:value-type="float">
            <text:p>8,8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8]*[.D8]" office:value-type="float" office:value="8.8" calcext:value-type="float">
            <text:p>8,80 €</text:p>
          </table:table-cell>
          <table:table-cell table:style-name="ce29" table:formula="of:=ROUNDUP([.E8]*[.$B$30])" office:value-type="float" office:value="42" calcext:value-type="float">
            <text:p>42</text:p>
          </table:table-cell>
          <table:table-cell table:style-name="ce10" table:formula="of:=[.D8]*[.G8]" office:value-type="float" office:value="369.6" calcext:value-type="float">
            <text:p>369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AX 232 CPE</text:p>
          </table:table-cell>
          <table:table-cell table:style-name="ce9" office:value-type="string" calcext:value-type="string">
            <text:p>D2</text:p>
          </table:table-cell>
          <table:table-cell table:style-name="ce5" office:value-type="string" calcext:value-type="string">
            <text:p>RS232, DIP-16</text:p>
          </table:table-cell>
          <table:table-cell table:style-name="ce10" office:value-type="float" office:value="0.39" calcext:value-type="float">
            <text:p>0,39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9]*[.D9]" office:value-type="float" office:value="0.39" calcext:value-type="float">
            <text:p>0,39 €</text:p>
          </table:table-cell>
          <table:table-cell table:style-name="ce29" table:formula="of:=ROUNDUP([.E9]*[.$B$30])" office:value-type="float" office:value="42" calcext:value-type="float">
            <text:p>42</text:p>
          </table:table-cell>
          <table:table-cell table:style-name="ce10" table:formula="of:=[.D9]*[.G9]" office:value-type="float" office:value="16.38" calcext:value-type="float">
            <text:p>16,38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S 1117 BCW33</text:p>
          </table:table-cell>
          <table:table-cell table:style-name="ce9" office:value-type="string" calcext:value-type="string">
            <text:p>D3</text:p>
          </table:table-cell>
          <table:table-cell table:style-name="ce5" office:value-type="string" calcext:value-type="string">
            <text:p>TS 1117 BCW33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0]*[.D10]" office:value-type="float" office:value="0.3" calcext:value-type="float">
            <text:p>0,30 €</text:p>
          </table:table-cell>
          <table:table-cell table:style-name="ce29" table:formula="of:=ROUNDUP([.E10]*[.$B$30])" office:value-type="float" office:value="42" calcext:value-type="float">
            <text:p>42</text:p>
          </table:table-cell>
          <table:table-cell table:style-name="ce10" table:formula="of:=[.D10]*[.G10]" office:value-type="float" office:value="12.6" calcext:value-type="float">
            <text:p>12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00</text:p>
          </table:table-cell>
          <table:table-cell table:style-name="ce9" office:value-type="string" calcext:value-type="string">
            <text:p>D4</text:p>
          </table:table-cell>
          <table:table-cell table:style-name="ce5" office:value-type="string" calcext:value-type="string">
            <text:p>74HCT 00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1]*[.D11]" office:value-type="float" office:value="0.32" calcext:value-type="float">
            <text:p>0,32 €</text:p>
          </table:table-cell>
          <table:table-cell table:style-name="ce29" table:formula="of:=ROUNDUP([.E11]*[.$B$30])" office:value-type="float" office:value="42" calcext:value-type="float">
            <text:p>42</text:p>
          </table:table-cell>
          <table:table-cell table:style-name="ce10" table:formula="of:=[.D11]*[.G11]" office:value-type="float" office:value="13.44" calcext:value-type="float">
            <text:p>13,4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5</text:p>
          </table:table-cell>
          <table:table-cell table:style-name="ce9" office:value-type="string" calcext:value-type="string">
            <text:p>D5</text:p>
          </table:table-cell>
          <table:table-cell table:style-name="ce5" office:value-type="string" calcext:value-type="string">
            <text:p>74HCT 245</text:p>
          </table:table-cell>
          <table:table-cell table:style-name="ce10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2]*[.D12]" office:value-type="float" office:value="0.3" calcext:value-type="float">
            <text:p>0,30 €</text:p>
          </table:table-cell>
          <table:table-cell table:style-name="ce29" table:formula="of:=ROUNDUP([.E12]*[.$B$30])" office:value-type="float" office:value="42" calcext:value-type="float">
            <text:p>42</text:p>
          </table:table-cell>
          <table:table-cell table:style-name="ce10" table:formula="of:=[.D12]*[.G12]" office:value-type="float" office:value="12.6" calcext:value-type="float">
            <text:p>12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243</text:p>
          </table:table-cell>
          <table:table-cell table:style-name="ce9" office:value-type="string" calcext:value-type="string">
            <text:p>D6</text:p>
          </table:table-cell>
          <table:table-cell table:style-name="ce5" office:value-type="string" calcext:value-type="string">
            <text:p>74HCT 243</text:p>
          </table:table-cell>
          <table:table-cell table:style-name="ce10" office:value-type="float" office:value="0.38" calcext:value-type="float">
            <text:p>0,3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3]*[.D13]" office:value-type="float" office:value="0.38" calcext:value-type="float">
            <text:p>0,38 €</text:p>
          </table:table-cell>
          <table:table-cell table:style-name="ce29" table:formula="of:=ROUNDUP([.E13]*[.$B$30])" office:value-type="float" office:value="42" calcext:value-type="float">
            <text:p>42</text:p>
          </table:table-cell>
          <table:table-cell table:style-name="ce10" table:formula="of:=[.D13]*[.G13]" office:value-type="float" office:value="15.96" calcext:value-type="float">
            <text:p>15,9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74HCT 573</text:p>
          </table:table-cell>
          <table:table-cell table:style-name="ce9" office:value-type="string" calcext:value-type="string">
            <text:p>D7</text:p>
          </table:table-cell>
          <table:table-cell table:style-name="ce5" office:value-type="string" calcext:value-type="string">
            <text:p>74HCT 573</text:p>
          </table:table-cell>
          <table:table-cell table:style-name="ce10" office:value-type="float" office:value="0.28" calcext:value-type="float">
            <text:p>0,28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4]*[.D14]" office:value-type="float" office:value="0.28" calcext:value-type="float">
            <text:p>0,28 €</text:p>
          </table:table-cell>
          <table:table-cell table:style-name="ce29" table:formula="of:=ROUNDUP([.E14]*[.$B$30])" office:value-type="float" office:value="42" calcext:value-type="float">
            <text:p>42</text:p>
          </table:table-cell>
          <table:table-cell table:style-name="ce10" table:formula="of:=[.D14]*[.G14]" office:value-type="float" office:value="11.76" calcext:value-type="float">
            <text:p>11,7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2" office:value-type="string" calcext:value-type="string">
            <text:p>LED, 5mm, Low Cost, grün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0" table:formula="of:=[.E15]*[.D15]" office:value-type="float" office:value="0.12" calcext:value-type="float">
            <text:p>0,12 €</text:p>
          </table:table-cell>
          <table:table-cell table:style-name="ce29" table:formula="of:=ROUNDUP([.E15]*[.$B$30])" office:value-type="float" office:value="84" calcext:value-type="float">
            <text:p>84</text:p>
          </table:table-cell>
          <table:table-cell table:style-name="ce10" table:formula="of:=[.D15]*[.G15]" office:value-type="float" office:value="5.04" calcext:value-type="float">
            <text:p>5,0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12" office:value-type="string" calcext:value-type="string">
            <text:p>Widerstands-Netzwerk, 4Wid./8Pins, 1,8 K-Ohm</text:p>
          </table:table-cell>
          <table:table-cell table:style-name="ce10" office:value-type="float" office:value="0.07" calcext:value-type="float">
            <text:p>0,07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6]*[.D16]" office:value-type="float" office:value="0.07" calcext:value-type="float">
            <text:p>0,07 €</text:p>
          </table:table-cell>
          <table:table-cell table:style-name="ce29" table:formula="of:=ROUNDUP([.E16]*[.$B$30])" office:value-type="float" office:value="42" calcext:value-type="float">
            <text:p>42</text:p>
          </table:table-cell>
          <table:table-cell table:style-name="ce10" table:formula="of:=[.D16]*[.G16]" office:value-type="float" office:value="2.94" calcext:value-type="float">
            <text:p>2,9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12" office:value-type="string" calcext:value-type="string">
            <text:p>Widerstands-Netzwerk, 4Wid./5Pins, 3,3 K-Ohm</text:p>
          </table:table-cell>
          <table:table-cell table:style-name="ce10" office:value-type="float" office:value="0.06" calcext:value-type="float">
            <text:p>0,06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7]*[.D17]" office:value-type="float" office:value="0.06" calcext:value-type="float">
            <text:p>0,06 €</text:p>
          </table:table-cell>
          <table:table-cell table:style-name="ce29" table:formula="of:=ROUNDUP([.E17]*[.$B$30])" office:value-type="float" office:value="42" calcext:value-type="float">
            <text:p>42</text:p>
          </table:table-cell>
          <table:table-cell table:style-name="ce10" table:formula="of:=[.D17]*[.G17]" office:value-type="float" office:value="2.52" calcext:value-type="float">
            <text:p>2,5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5" office:value-type="string" calcext:value-type="string">
            <text:p>Metallschichtwiderstand 10,0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18]*[.D18]" office:value-type="float" office:value="0.049" calcext:value-type="float">
            <text:p>0,05 €</text:p>
          </table:table-cell>
          <table:table-cell table:style-name="ce29" table:formula="of:=ROUNDUP([.E18]*[.$B$30])" office:value-type="float" office:value="42" calcext:value-type="float">
            <text:p>42</text:p>
          </table:table-cell>
          <table:table-cell table:style-name="ce10" table:formula="of:=[.D18]*[.G18]" office:value-type="float" office:value="2.058" calcext:value-type="float">
            <text:p>2,0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300</text:p>
          </table:table-cell>
          <table:table-cell table:style-name="ce9" office:value-type="string" calcext:value-type="string">
            <text:p>R4</text:p>
          </table:table-cell>
          <table:table-cell table:style-name="ce5" office:value-type="string" calcext:value-type="string">
            <text:p>Metallschichtwiderstand 300 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2" calcext:value-type="float">
            <text:p>2</text:p>
          </table:table-cell>
          <table:table-cell table:style-name="ce10" table:formula="of:=[.E19]*[.D19]" office:value-type="float" office:value="0.098" calcext:value-type="float">
            <text:p>0,10 €</text:p>
          </table:table-cell>
          <table:table-cell table:style-name="ce29" table:formula="of:=ROUNDUP([.E19]*[.$B$30])" office:value-type="float" office:value="84" calcext:value-type="float">
            <text:p>84</text:p>
          </table:table-cell>
          <table:table-cell table:style-name="ce10" table:formula="of:=[.D19]*[.G19]" office:value-type="float" office:value="4.116" calcext:value-type="float">
            <text:p>4,12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METALL 4,70K</text:p>
          </table:table-cell>
          <table:table-cell table:style-name="ce9" office:value-type="string" calcext:value-type="string">
            <text:p>R5</text:p>
          </table:table-cell>
          <table:table-cell table:style-name="ce5" office:value-type="string" calcext:value-type="string">
            <text:p>Metallschichtwiderstand 4,7 K-Ohm</text:p>
          </table:table-cell>
          <table:table-cell table:style-name="ce15" office:value-type="float" office:value="0.049" calcext:value-type="float">
            <text:p>0,05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0]*[.D20]" office:value-type="float" office:value="0.049" calcext:value-type="float">
            <text:p>0,05 €</text:p>
          </table:table-cell>
          <table:table-cell table:style-name="ce29" table:formula="of:=ROUNDUP([.E20]*[.$B$30])" office:value-type="float" office:value="42" calcext:value-type="float">
            <text:p>42</text:p>
          </table:table-cell>
          <table:table-cell table:style-name="ce10" table:formula="of:=[.D20]*[.G20]" office:value-type="float" office:value="2.058" calcext:value-type="float">
            <text:p>2,0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5">
          <table:table-cell table:style-name="ce4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5" office:value-type="string" calcext:value-type="string">
            <text:p>MMC- und SD-Card Connector, 9pol.</text:p>
          </table:table-cell>
          <table:table-cell table:style-name="ce10" office:value-type="float" office:value="0" calcext:value-type="float">
            <text:p>0,00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1]*[.D21]" office:value-type="float" office:value="0" calcext:value-type="float">
            <text:p>0,00 €</text:p>
          </table:table-cell>
          <table:table-cell table:style-name="ce29" table:formula="of:=IF(ROUNDUP([.E21]*[.$B$30])&lt;25;25;ROUNDUP([.E21]*[.$B$30]))" office:value-type="float" office:value="42" calcext:value-type="float">
            <text:p>42</text:p>
          </table:table-cell>
          <table:table-cell table:style-name="ce10" table:formula="of:=[.D21]*[.G21]" office:value-type="float" office:value="0" calcext:value-type="float">
            <text:p>0,0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SL 2X40G 2,54</text:p>
          </table:table-cell>
          <table:table-cell table:style-name="ce9" office:value-type="string" calcext:value-type="string">
            <text:p>X1, X2/X6, X4, X7, JP1</text:p>
          </table:table-cell>
          <table:table-cell table:style-name="ce5" office:value-type="string" calcext:value-type="string">
            <text:p>2x40pol.-Stiftleiste, gerade, RM 2,54</text:p>
          </table:table-cell>
          <table:table-cell table:style-name="ce10" office:value-type="float" office:value="0.24" calcext:value-type="float">
            <text:p>0,24 €</text:p>
          </table:table-cell>
          <table:table-cell table:style-name="ce21" office:value-type="float" office:value="1.4" calcext:value-type="float">
            <text:p>1,4</text:p>
          </table:table-cell>
          <table:table-cell table:style-name="ce10" table:formula="of:=[.E22]*[.D22]" office:value-type="float" office:value="0.336" calcext:value-type="float">
            <text:p>0,34 €</text:p>
          </table:table-cell>
          <table:table-cell table:style-name="ce29" table:formula="of:=ROUNDUP([.E22]*[.$B$30])" office:value-type="float" office:value="59" calcext:value-type="float">
            <text:p>59</text:p>
          </table:table-cell>
          <table:table-cell table:style-name="ce10" table:formula="of:=[.D22]*[.G22]" office:value-type="float" office:value="14.16" calcext:value-type="float">
            <text:p>14,1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5" office:value-type="string" calcext:value-type="string">
            <text:p>Stromversorgungsstecker f. 5 1/4 Zoll, Print, gew.</text:p>
          </table:table-cell>
          <table:table-cell table:style-name="ce10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3]*[.D23]" office:value-type="float" office:value="0.32" calcext:value-type="float">
            <text:p>0,32 €</text:p>
          </table:table-cell>
          <table:table-cell table:style-name="ce29" table:formula="of:=ROUNDUP([.E23]*[.$B$30])" office:value-type="float" office:value="42" calcext:value-type="float">
            <text:p>42</text:p>
          </table:table-cell>
          <table:table-cell table:style-name="ce10" table:formula="of:=[.D23]*[.G23]" office:value-type="float" office:value="13.44" calcext:value-type="float">
            <text:p>13,4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18,4320-HC49U-S</text:p>
          </table:table-cell>
          <table:table-cell table:style-name="ce9" office:value-type="string" calcext:value-type="string">
            <text:p>Q1</text:p>
          </table:table-cell>
          <table:table-cell table:style-name="ce5" office:value-type="string" calcext:value-type="string">
            <text:p>Standardquarz, Grundton, 18,4320 MHz</text:p>
          </table:table-cell>
          <table:table-cell table:style-name="ce10" office:value-type="float" office:value="0.2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4]*[.D24]" office:value-type="float" office:value="0.23" calcext:value-type="float">
            <text:p>0,23 €</text:p>
          </table:table-cell>
          <table:table-cell table:style-name="ce29" table:formula="of:=ROUNDUP([.E24]*[.$B$30])" office:value-type="float" office:value="42" calcext:value-type="float">
            <text:p>42</text:p>
          </table:table-cell>
          <table:table-cell table:style-name="ce10" table:formula="of:=[.D24]*[.G24]" office:value-type="float" office:value="9.66" calcext:value-type="float">
            <text:p>9,66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5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5" office:value-type="string" calcext:value-type="string">
            <text:p>Kurzhubtaster 6x6mm, Höhe: 4,3mm, 12V, vertikal</text:p>
          </table:table-cell>
          <table:table-cell table:style-name="ce10" office:value-type="float" office:value="0.12" calcext:value-type="float">
            <text:p>0,12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5]*[.D25]" office:value-type="float" office:value="0.12" calcext:value-type="float">
            <text:p>0,12 €</text:p>
          </table:table-cell>
          <table:table-cell table:style-name="ce29" table:formula="of:=ROUNDUP([.E25]*[.$B$30])" office:value-type="float" office:value="42" calcext:value-type="float">
            <text:p>42</text:p>
          </table:table-cell>
          <table:table-cell table:style-name="ce10" table:formula="of:=[.D25]*[.G25]" office:value-type="float" office:value="5.04" calcext:value-type="float">
            <text:p>5,0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style-name="ce6" office:value-type="string" calcext:value-type="string">
            <text:p>-</text:p>
          </table:table-cell>
          <table:table-cell table:style-name="ce10" office:value-type="float" office:value="485.14" calcext:value-type="float">
            <text:p>485,14 €</text:p>
          </table:table-cell>
          <table:table-cell table:style-name="ce13" office:value-type="string" calcext:value-type="string">
            <text:p>Leiterplatte 144mm x 160,4mm</text:p>
          </table:table-cell>
          <table:table-cell table:style-name="ce10" table:formula="of:=[.B26]/([.B30]+[.B31])" office:value-type="float" office:value="8.66321428571429" calcext:value-type="float">
            <text:p>8,66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6]*[.D26]" office:value-type="float" office:value="8.66321428571429" calcext:value-type="float">
            <text:p>8,66 €</text:p>
          </table:table-cell>
          <table:table-cell table:style-name="ce29" table:formula="of:=ROUNDUP([.E26]*([.B30]+[.B31]))" office:value-type="float" office:value="56" calcext:value-type="float">
            <text:p>56</text:p>
          </table:table-cell>
          <table:table-cell table:style-name="ce10" table:formula="of:=[.D26]*[.G26]" office:value-type="float" office:value="485.14" calcext:value-type="float">
            <text:p>485,14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3" office:value-type="string" calcext:value-type="string">
            <text:p>Versand &amp; Verpackung durch Reichelt</text:p>
          </table:table-cell>
          <table:table-cell table:style-name="ce10" table:formula="of:=5.6/([.B32]-4)" office:value-type="float" office:value="0.243478260869565" calcext:value-type="float">
            <text:p>0,24 €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formula="of:=[.E27]*[.D27]" office:value-type="float" office:value="0.243478260869565" calcext:value-type="float">
            <text:p>0,24 €</text:p>
          </table:table-cell>
          <table:table-cell table:style-name="ce29" table:formula="of:=ROUNDUP([.E27]*([.$B$32]-4))" office:value-type="float" office:value="23" calcext:value-type="float">
            <text:p>23</text:p>
          </table:table-cell>
          <table:table-cell table:style-name="ce10" table:formula="of:=[.D27]*[.G27]" office:value-type="float" office:value="5.6" calcext:value-type="float">
            <text:p>5,60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6" office:value-type="string" calcext:value-type="string">
            <text:p>∑</text:p>
          </table:table-cell>
          <table:table-cell table:style-name="ce22" table:formula="of:=SUM([.E3:.E25])" office:value-type="float" office:value="37.4" calcext:value-type="float">
            <text:p>37,4</text:p>
          </table:table-cell>
          <table:table-cell table:style-name="ce15" table:formula="of:=SUM([.F3:.F27])" office:value-type="float" office:value="21.8586925465839" calcext:value-type="float">
            <text:p>21,86 €</text:p>
          </table:table-cell>
          <table:table-cell table:style-name="ce22" table:formula="of:=SUM([.G3:.G25])" office:value-type="float" office:value="1571" calcext:value-type="float">
            <text:p>1571</text:p>
          </table:table-cell>
          <table:table-cell table:style-name="ce15" table:formula="of:=SUM([.H3:.H27])" office:value-type="float" office:value="1034.772" calcext:value-type="float">
            <text:p>1.034,77 €</text:p>
          </table:table-cell>
          <table:table-cell table:number-columns-repeated="1007"/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table:style-name="ce17"/>
          <table:table-cell table:style-name="ce23"/>
          <table:table-cell table:style-name="ce27"/>
          <table:table-cell table:number-columns-repeated="1009"/>
          <table:table-cell table:style-name="Default"/>
          <table:table-cell table:number-columns-repeated="8"/>
        </table:table-row>
        <table:table-row table:style-name="ro3">
          <table:table-cell office:value-type="string" calcext:value-type="string">
            <text:p>Bestellungen Set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tellungen nur Platine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9"/>
          <table:table-cell table:style-name="ce25" office:value-type="date" office:date-value="2016-07-02" calcext:value-type="date" table:number-columns-spanned="2" table:number-rows-spanned="1">
            <text:p>02.07.2016</text:p>
          </table:table-cell>
          <table:covered-table-cell/>
          <table:table-cell table:number-columns-repeated="1008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esteller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9"/>
          <table:table-cell table:number-columns-repeated="1010"/>
          <table:table-cell table:style-name="Default" table:number-columns-repeated="2"/>
          <table:table-cell table:number-columns-repeated="8"/>
        </table:table-row>
        <table:table-row table:style-name="ro3" table:number-rows-repeated="1048539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22:16:43.0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7-12T22:25:32.506000000</dc:date>
    <meta:generator>LibreOffice/5.0.4.2$Windows_x86 LibreOffice_project/2b9802c1994aa0b7dc6079e128979269cf95bc78</meta:generator>
    <meta:editing-duration>PT5H40M54S</meta:editing-duration>
    <meta:editing-cycles>39</meta:editing-cycles>
    <meta:document-statistic meta:table-count="3" meta:cell-count="223" meta:object-count="0"/>
  </office:meta>
</office:document-meta>
</file>